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/ColorTable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1" svg:font-family="'源ノ角ゴシック Regular'" style:font-family-generic="system" style:font-pitch="variable"/>
    <style:font-face style:name="源ノ角ゴシック Regular2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efinition of Modern Web Application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Jakub Daněk (Yoso Czech s.r.o.)</text:p>
            <text:p/>
            <text:p>Analyst &amp; Software Architect</text:p>
            <text:p/>
            <text:p><text:a xlink:href="http://danekja.org/" xlink:type="simple">http://danekja.org</text:a><text:s/>(GitHub &amp; LinkedIn links)</text:p>
            <text:p><text:a xlink:href="http://yczech.cz/" xlink:type="simple">http://yczech.cz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akeholders in WebApp developmen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Users</text:p>
                <text:list>
                  <text:list-item>
                    <text:p>Easy to use, nice to look at</text:p>
                  </text:list-item>
                  <text:list-item>
                    <text:p>Is actually helpful<text:line-break/></text:p>
                  </text:list-item>
                </text:list>
              </text:list-item>
              <text:list-item>
                <text:p>Owners</text:p>
                <text:list>
                  <text:list-item>
                    <text:p>Cheap, quickly, high quality, generates profit, unicorns<text:line-break/></text:p>
                  </text:list-item>
                </text:list>
              </text:list-item>
              <text:list-item>
                <text:p>Suppliers (you)</text:p>
                <text:list>
                  <text:list-item>
                    <text:p>Happy customers (→ cheap, quickly, high quality)</text:p>
                    <text:list>
                      <text:list-item>
                        <text:p>maintainable, extend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 Application for Use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Great user experience</text:p>
                <text:list>
                  <text:list-item>
                    <text:p>Easy to navigate</text:p>
                  </text:list-item>
                  <text:list-item>
                    <text:p>Comfortable look</text:p>
                  </text:list-item>
                  <text:list-item>
                    <text:p>Fast</text:p>
                  </text:list-item>
                  <text:list-item>
                    <text:p>Stable<text:line-break/></text:p>
                  </text:list-item>
                </text:list>
              </text:list-item>
              <text:list-item>
                <text:p>Works on phone / tablet</text:p>
                <text:list>
                  <text:list-item>
                    <text:p>Responsive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 Application for Owne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ustomers expect developers to:</text:p>
              </text:list-item>
            </text:list>
            <text:list text:style-name="L1">
              <text:list-item>
                <text:p><text:s/>Deliver high quality product</text:p>
                <text:list>
                  <text:list-item>
                    <text:p>Quickly &amp; Cheap<text:line-break/></text:p>
                  </text:list-item>
                </text:list>
              </text:list-item>
              <text:list-item>
                <text:p>Read minds</text:p>
                <text:list>
                  <text:list-item>
                    <text:p><text:span text:style-name="T1">“</text:span><text:span text:style-name="T1">We need a dashboard with all the reports”</text:span> translates into many different layout options<text:line-break/></text:p>
                  </text:list-item>
                </text:list>
                <text:p>Main question: How-to deliver high quality product on time at reasonable cost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 Application for Develope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n order to make users happy, the application must have:<text:line-break/></text:p>
              </text:list-item>
            </text:list>
            <text:list text:style-name="L1">
              <text:list-item>
                <text:p>polished user interface<text:line-break/></text:p>
              </text:list-item>
              <text:list-item>
                <text:p>good performance<text:line-break/></text:p>
              </text:list-item>
              <text:list-item>
                <text:p>just a few minor (aka none) bu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 Application for Develope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n order to make owners happy, the application has to:<text:line-break/></text:p>
              </text:list-item>
            </text:list>
            <text:list text:style-name="L1">
              <text:list-item>
                <text:p>generate profit</text:p>
                <text:list>
                  <text:list-item>
                    <text:p>Do what is expected of it, and do it well</text:p>
                  </text:list-item>
                  <text:list-item>
                    <text:p>Ads are important for content providers → SEO</text:p>
                  </text:list-item>
                  <text:list-item>
                    <text:p>Be secure – lawsuits are expensive!<text:line-break/></text:p>
                  </text:list-item>
                </text:list>
              </text:list-item>
              <text:list-item>
                <text:p>just a few minor (aka none) bugs<text:line-break/></text:p>
              </text:list-item>
              <text:list-item>
                <text:p>Cheap to develop, extend and mainta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 Application for Develope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n order to create application that is cheap to develop, extend and maintain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 Application for Develope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n order to create application that is cheap to develop, extend and maintain:</text:p>
              </text:list-item>
              <text:list-item>
                <text:p/>
              </text:list-item>
              <text:list-item>
                <text:p/>
              </text:list-item>
            </text:list>
            <text:list text:style-name="L4">
              <text:list-item>
                <text:p>Forget it, unicorns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 Application for Develope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n order to create application that is (relatively) cheap to <text:span text:style-name="T2">develop</text:span>, extend and maintain:</text:p>
              </text:list-item>
              <text:list-item>
                <text:p/>
              </text:list-item>
            </text:list>
            <text:list text:style-name="L1">
              <text:list-item>
                <text:p>Modular Application</text:p>
                <text:list>
                  <text:list-item>
                    <text:p>→ easy to add new functionality</text:p>
                  </text:list-item>
                </text:list>
              </text:list-item>
              <text:list-item>
                <text:p>Good Application Design</text:p>
                <text:list>
                  <text:list-item>
                    <text:p>→ easy to make localized changes without breaking anything unrelated</text:p>
                  </text:list-item>
                </text:list>
              </text:list-item>
              <text:list-item>
                <text:p>Good Tests</text:p>
                <text:list>
                  <text:list-item>
                    <text:p>→ you actually <text:span text:style-name="T3">know</text:span> if something is brok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 Application for Develope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n order to create application that is (relatively) cheap to <text:span text:style-name="T2">develop</text:span>, extend and maintain:</text:p>
              </text:list-item>
              <text:list-item>
                <text:p/>
              </text:list-item>
            </text:list>
            <text:list text:style-name="L1">
              <text:list-item>
                <text:p>Good Build &amp; Deployment Setup</text:p>
                <text:list>
                  <text:list-item>
                    <text:p>→ easy to make changes</text:p>
                  </text:list-item>
                  <text:list-item>
                    <text:p>→ limit number of human-caused errors</text:p>
                  </text:list-item>
                </text:list>
              </text:list-item>
              <text:list-item>
                <text:p>Means of Integration</text:p>
                <text:list>
                  <text:list-item>
                    <text:p>Quite often, applications need to talk to each other</text:p>
                  </text:list-item>
                </text:list>
              </text:list-item>
              <text:list-item>
                <text:p>Good Tests</text:p>
                <text:list>
                  <text:list-item>
                    <text:p>→ have I mentioned you need to <text:span text:style-name="T3">know</text:span><text:span text:style-name="T4"> if something is broke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Summary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n general, the aspects of good web application are:</text:p>
                <text:p/>
              </text:list-item>
            </text:list>
            <text:list text:style-name="L1">
              <text:list-item>
                <text:p>Extensible</text:p>
              </text:list-item>
              <text:list-item>
                <text:p>Secure</text:p>
              </text:list-item>
              <text:list-item>
                <text:p>Good architecture</text:p>
              </text:list-item>
              <text:list-item>
                <text:p>Covered by tests</text:p>
              </text:list-item>
              <text:list-item>
                <text:p>Well-documented/automated build and deployment proc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1" svg:font-family="'源ノ角ゴシック Regular'" style:font-family-generic="system" style:font-pitch="variable"/>
    <style:font-face style:name="源ノ角ゴシック Regular2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čísl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číslo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08-13T10:46:40.553000000</meta:creation-date>
    <meta:editing-duration>PT46M4S</meta:editing-duration>
    <meta:editing-cycles>17</meta:editing-cycles>
    <meta:generator>LibreOffice/6.4.1.2$Windows_X86_64 LibreOffice_project/4d224e95b98b138af42a64d84056446d09082932</meta:generator>
    <dc:date>2020-08-22T10:13:21.418000000</dc:date>
    <meta:document-statistic meta:object-count="81"/>
  </office:meta>
</office:document-meta>
</file>

<file path=Settings/ColorTable.xml><?xml version="1.0" encoding="utf-8"?>
<ooo:color-table xmlns:draw="urn:oasis:names:tc:opendocument:xmlns:drawing:1.0" xmlns:ooo="http://openoffice.org/2004/office" xmlns:office="urn:oasis:names:tc:opendocument:xmlns:office:1.0" xmlns:xlink="http://www.w3.org/1999/xlink" xmlns:svg="http://www.w3.org/2000/svg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